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400230" table:style-name="ce6">
            <text:p>400.230</text:p>
          </table:table-cell>
          <table:table-cell office:value-type="float" office:value="16600" table:style-name="ce6">
            <text:p>16.600</text:p>
          </table:table-cell>
          <table:table-cell office:value-type="float" office:value="416830" table:style-name="ce6">
            <text:p>416.830</text:p>
          </table:table-cell>
          <table:table-cell office:value-type="float" office:value="363482" table:style-name="ce6">
            <text:p>363.482</text:p>
          </table:table-cell>
          <table:table-cell office:value-type="percentage" office:value="0.87201497013170837" table:style-name="ce11">
            <text:p>87,2%</text:p>
          </table:table-cell>
          <table:table-cell office:value-type="float" office:value="131693" table:style-name="ce6">
            <text:p>131.693</text:p>
          </table:table-cell>
          <table:table-cell office:value-type="date" office:date-value="2021-02-04T00:00:00" table:style-name="ce14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68175" table:style-name="ce8">
            <text:p>68.175</text:p>
          </table:table-cell>
          <table:table-cell office:value-type="float" office:value="2900" table:style-name="ce8">
            <text:p>2.900</text:p>
          </table:table-cell>
          <table:table-cell office:value-type="float" office:value="71075" table:style-name="ce8">
            <text:p>71.075</text:p>
          </table:table-cell>
          <table:table-cell office:value-type="float" office:value="72656" table:style-name="ce8">
            <text:p>72.656</text:p>
          </table:table-cell>
          <table:table-cell office:value-type="percentage" office:value="1.0222441083362646" table:style-name="ce12">
            <text:p>102,2%</text:p>
          </table:table-cell>
          <table:table-cell office:value-type="float" office:value="23488" table:style-name="ce8">
            <text:p>23.488</text:p>
          </table:table-cell>
          <table:table-cell office:value-type="date" office:date-value="2021-02-04T00:00:00" table:style-name="ce15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69935" table:style-name="ce8">
            <text:p>69.935</text:p>
          </table:table-cell>
          <table:table-cell office:value-type="float" office:value="2900" table:style-name="ce8">
            <text:p>2.900</text:p>
          </table:table-cell>
          <table:table-cell office:value-type="float" office:value="72835" table:style-name="ce8">
            <text:p>72.835</text:p>
          </table:table-cell>
          <table:table-cell office:value-type="float" office:value="68626" table:style-name="ce8">
            <text:p>68.626</text:p>
          </table:table-cell>
          <table:table-cell office:value-type="percentage" office:value="0.94221184869911445" table:style-name="ce12">
            <text:p>94,2%</text:p>
          </table:table-cell>
          <table:table-cell office:value-type="float" office:value="28740" table:style-name="ce8">
            <text:p>28.740</text:p>
          </table:table-cell>
          <table:table-cell office:value-type="date" office:date-value="2021-02-04T00:00:00" table:style-name="ce15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35460" table:style-name="ce8">
            <text:p>35.460</text:p>
          </table:table-cell>
          <table:table-cell office:value-type="float" office:value="1500" table:style-name="ce8">
            <text:p>1.500</text:p>
          </table:table-cell>
          <table:table-cell office:value-type="float" office:value="36960" table:style-name="ce8">
            <text:p>36.960</text:p>
          </table:table-cell>
          <table:table-cell office:value-type="float" office:value="31496" table:style-name="ce8">
            <text:p>31.496</text:p>
          </table:table-cell>
          <table:table-cell office:value-type="percentage" office:value="0.85216450216450212" table:style-name="ce12">
            <text:p>85,2%</text:p>
          </table:table-cell>
          <table:table-cell office:value-type="float" office:value="9922" table:style-name="ce8">
            <text:p>9.922</text:p>
          </table:table-cell>
          <table:table-cell office:value-type="date" office:date-value="2021-02-04T00:00:00" table:style-name="ce15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79530" table:style-name="ce8">
            <text:p>79.530</text:p>
          </table:table-cell>
          <table:table-cell office:value-type="float" office:value="3200" table:style-name="ce8">
            <text:p>3.200</text:p>
          </table:table-cell>
          <table:table-cell office:value-type="float" office:value="82730" table:style-name="ce8">
            <text:p>82.730</text:p>
          </table:table-cell>
          <table:table-cell office:value-type="float" office:value="79839" table:style-name="ce8">
            <text:p>79.839</text:p>
          </table:table-cell>
          <table:table-cell office:value-type="percentage" office:value="0.96505499818687301" table:style-name="ce12">
            <text:p>96,5%</text:p>
          </table:table-cell>
          <table:table-cell office:value-type="float" office:value="24049" table:style-name="ce8">
            <text:p>24.049</text:p>
          </table:table-cell>
          <table:table-cell office:value-type="date" office:date-value="2021-02-04T00:00:00" table:style-name="ce15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33495" table:style-name="ce8">
            <text:p>33.495</text:p>
          </table:table-cell>
          <table:table-cell office:value-type="float" office:value="1300" table:style-name="ce8">
            <text:p>1.300</text:p>
          </table:table-cell>
          <table:table-cell office:value-type="float" office:value="34795" table:style-name="ce8">
            <text:p>34.795</text:p>
          </table:table-cell>
          <table:table-cell office:value-type="float" office:value="29864" table:style-name="ce8">
            <text:p>29.864</text:p>
          </table:table-cell>
          <table:table-cell office:value-type="percentage" office:value="0.85828423624083916" table:style-name="ce12">
            <text:p>85,8%</text:p>
          </table:table-cell>
          <table:table-cell office:value-type="float" office:value="8806" table:style-name="ce8">
            <text:p>8.806</text:p>
          </table:table-cell>
          <table:table-cell office:value-type="date" office:date-value="2021-02-04T00:00:00" table:style-name="ce15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149475" table:style-name="ce8">
            <text:p>149.475</text:p>
          </table:table-cell>
          <table:table-cell office:value-type="float" office:value="6200" table:style-name="ce8">
            <text:p>6.200</text:p>
          </table:table-cell>
          <table:table-cell office:value-type="float" office:value="155675" table:style-name="ce8">
            <text:p>155.675</text:p>
          </table:table-cell>
          <table:table-cell office:value-type="float" office:value="151008" table:style-name="ce8">
            <text:p>151.008</text:p>
          </table:table-cell>
          <table:table-cell office:value-type="percentage" office:value="0.97002087682672233" table:style-name="ce12">
            <text:p>97,0%</text:p>
          </table:table-cell>
          <table:table-cell office:value-type="float" office:value="56665" table:style-name="ce8">
            <text:p>56.665</text:p>
          </table:table-cell>
          <table:table-cell office:value-type="date" office:date-value="2021-02-04T00:00:00" table:style-name="ce15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101655" table:style-name="ce8">
            <text:p>101.655</text:p>
          </table:table-cell>
          <table:table-cell office:value-type="float" office:value="4200" table:style-name="ce8">
            <text:p>4.200</text:p>
          </table:table-cell>
          <table:table-cell office:value-type="float" office:value="105855" table:style-name="ce8">
            <text:p>105.855</text:p>
          </table:table-cell>
          <table:table-cell office:value-type="float" office:value="102033" table:style-name="ce8">
            <text:p>102.033</text:p>
          </table:table-cell>
          <table:table-cell office:value-type="percentage" office:value="0.96389400595153751" table:style-name="ce12">
            <text:p>96,4%</text:p>
          </table:table-cell>
          <table:table-cell office:value-type="float" office:value="30345" table:style-name="ce8">
            <text:p>30.345</text:p>
          </table:table-cell>
          <table:table-cell office:value-type="date" office:date-value="2021-02-04T00:00:00" table:style-name="ce15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345770" table:style-name="ce8">
            <text:p>345.770</text:p>
          </table:table-cell>
          <table:table-cell office:value-type="float" office:value="14300" table:style-name="ce8">
            <text:p>14.300</text:p>
          </table:table-cell>
          <table:table-cell office:value-type="float" office:value="360070" table:style-name="ce8">
            <text:p>360.070</text:p>
          </table:table-cell>
          <table:table-cell office:value-type="float" office:value="308695" table:style-name="ce8">
            <text:p>308.695</text:p>
          </table:table-cell>
          <table:table-cell office:value-type="percentage" office:value="0.85731941011469992" table:style-name="ce12">
            <text:p>85,7%</text:p>
          </table:table-cell>
          <table:table-cell office:value-type="float" office:value="107877" table:style-name="ce8">
            <text:p>107.877</text:p>
          </table:table-cell>
          <table:table-cell office:value-type="date" office:date-value="2021-02-04T00:00:00" table:style-name="ce15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175690" table:style-name="ce8">
            <text:p>175.690</text:p>
          </table:table-cell>
          <table:table-cell office:value-type="float" office:value="7000" table:style-name="ce8">
            <text:p>7.000</text:p>
          </table:table-cell>
          <table:table-cell office:value-type="float" office:value="182690" table:style-name="ce8">
            <text:p>182.690</text:p>
          </table:table-cell>
          <table:table-cell office:value-type="float" office:value="182225" table:style-name="ce8">
            <text:p>182.225</text:p>
          </table:table-cell>
          <table:table-cell office:value-type="percentage" office:value="0.99745470469100661" table:style-name="ce12">
            <text:p>99,7%</text:p>
          </table:table-cell>
          <table:table-cell office:value-type="float" office:value="75577" table:style-name="ce8">
            <text:p>75.577</text:p>
          </table:table-cell>
          <table:table-cell office:value-type="date" office:date-value="2021-02-04T00:00:00" table:style-name="ce15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62675" table:style-name="ce8">
            <text:p>62.675</text:p>
          </table:table-cell>
          <table:table-cell office:value-type="float" office:value="2500" table:style-name="ce8">
            <text:p>2.500</text:p>
          </table:table-cell>
          <table:table-cell office:value-type="float" office:value="65175" table:style-name="ce8">
            <text:p>65.175</text:p>
          </table:table-cell>
          <table:table-cell office:value-type="float" office:value="61952" table:style-name="ce8">
            <text:p>61.952</text:p>
          </table:table-cell>
          <table:table-cell office:value-type="percentage" office:value="0.95054852320675109" table:style-name="ce12">
            <text:p>95,1%</text:p>
          </table:table-cell>
          <table:table-cell office:value-type="float" office:value="21662" table:style-name="ce8">
            <text:p>21.662</text:p>
          </table:table-cell>
          <table:table-cell office:value-type="date" office:date-value="2021-02-04T00:00:00" table:style-name="ce15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108925" table:style-name="ce8">
            <text:p>108.925</text:p>
          </table:table-cell>
          <table:table-cell office:value-type="float" office:value="4500" table:style-name="ce8">
            <text:p>4.500</text:p>
          </table:table-cell>
          <table:table-cell office:value-type="float" office:value="113425" table:style-name="ce8">
            <text:p>113.425</text:p>
          </table:table-cell>
          <table:table-cell office:value-type="float" office:value="96947" table:style-name="ce8">
            <text:p>96.947</text:p>
          </table:table-cell>
          <table:table-cell office:value-type="percentage" office:value="0.85472338549702442" table:style-name="ce12">
            <text:p>85,5%</text:p>
          </table:table-cell>
          <table:table-cell office:value-type="float" office:value="37720" table:style-name="ce8">
            <text:p>37.720</text:p>
          </table:table-cell>
          <table:table-cell office:value-type="date" office:date-value="2021-02-04T00:00:00" table:style-name="ce15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7615" table:style-name="ce8">
            <text:p>17.615</text:p>
          </table:table-cell>
          <table:table-cell office:value-type="float" office:value="600" table:style-name="ce8">
            <text:p>600</text:p>
          </table:table-cell>
          <table:table-cell office:value-type="float" office:value="18215" table:style-name="ce8">
            <text:p>18.215</text:p>
          </table:table-cell>
          <table:table-cell office:value-type="float" office:value="16622" table:style-name="ce8">
            <text:p>16.622</text:p>
          </table:table-cell>
          <table:table-cell office:value-type="percentage" office:value="0.91254460609387866" table:style-name="ce12">
            <text:p>91,3%</text:p>
          </table:table-cell>
          <table:table-cell office:value-type="float" office:value="6521" table:style-name="ce8">
            <text:p>6.521</text:p>
          </table:table-cell>
          <table:table-cell office:value-type="date" office:date-value="2021-02-04T00:00:00" table:style-name="ce15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280725" table:style-name="ce8">
            <text:p>280.725</text:p>
          </table:table-cell>
          <table:table-cell office:value-type="float" office:value="11600" table:style-name="ce8">
            <text:p>11.600</text:p>
          </table:table-cell>
          <table:table-cell office:value-type="float" office:value="292325" table:style-name="ce8">
            <text:p>292.325</text:p>
          </table:table-cell>
          <table:table-cell office:value-type="float" office:value="246003" table:style-name="ce8">
            <text:p>246.003</text:p>
          </table:table-cell>
          <table:table-cell office:value-type="percentage" office:value="0.84153938253656035" table:style-name="ce12">
            <text:p>84,2%</text:p>
          </table:table-cell>
          <table:table-cell office:value-type="float" office:value="67334" table:style-name="ce8">
            <text:p>67.334</text:p>
          </table:table-cell>
          <table:table-cell office:value-type="date" office:date-value="2021-02-04T00:00:00" table:style-name="ce15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73265" table:style-name="ce8">
            <text:p>73.265</text:p>
          </table:table-cell>
          <table:table-cell office:value-type="float" office:value="3000" table:style-name="ce8">
            <text:p>3.000</text:p>
          </table:table-cell>
          <table:table-cell office:value-type="float" office:value="76265" table:style-name="ce8">
            <text:p>76.265</text:p>
          </table:table-cell>
          <table:table-cell office:value-type="float" office:value="72359" table:style-name="ce8">
            <text:p>72.359</text:p>
          </table:table-cell>
          <table:table-cell office:value-type="percentage" office:value="0.94878384580082609" table:style-name="ce12">
            <text:p>94,9%</text:p>
          </table:table-cell>
          <table:table-cell office:value-type="float" office:value="20388" table:style-name="ce8">
            <text:p>20.388</text:p>
          </table:table-cell>
          <table:table-cell office:value-type="date" office:date-value="2021-02-04T00:00:00" table:style-name="ce15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33495" table:style-name="ce8">
            <text:p>33.495</text:p>
          </table:table-cell>
          <table:table-cell office:value-type="float" office:value="1300" table:style-name="ce8">
            <text:p>1.300</text:p>
          </table:table-cell>
          <table:table-cell office:value-type="float" office:value="34795" table:style-name="ce8">
            <text:p>34.795</text:p>
          </table:table-cell>
          <table:table-cell office:value-type="float" office:value="31446" table:style-name="ce8">
            <text:p>31.446</text:p>
          </table:table-cell>
          <table:table-cell office:value-type="percentage" office:value="0.90375053887052736" table:style-name="ce12">
            <text:p>90,4%</text:p>
          </table:table-cell>
          <table:table-cell office:value-type="float" office:value="9016" table:style-name="ce8">
            <text:p>9.016</text:p>
          </table:table-cell>
          <table:table-cell office:value-type="date" office:date-value="2021-02-04T00:00:00" table:style-name="ce15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91080" table:style-name="ce8">
            <text:p>91.080</text:p>
          </table:table-cell>
          <table:table-cell office:value-type="float" office:value="3600" table:style-name="ce8">
            <text:p>3.600</text:p>
          </table:table-cell>
          <table:table-cell office:value-type="float" office:value="94680" table:style-name="ce8">
            <text:p>94.680</text:p>
          </table:table-cell>
          <table:table-cell office:value-type="float" office:value="68359" table:style-name="ce8">
            <text:p>68.359</text:p>
          </table:table-cell>
          <table:table-cell office:value-type="percentage" office:value="0.72200042247570761" table:style-name="ce12">
            <text:p>72,2%</text:p>
          </table:table-cell>
          <table:table-cell office:value-type="float" office:value="21112" table:style-name="ce8">
            <text:p>21.112</text:p>
          </table:table-cell>
          <table:table-cell office:value-type="date" office:date-value="2021-02-04T00:00:00" table:style-name="ce15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2156" table:style-name="ce8">
            <text:p>2.156</text:p>
          </table:table-cell>
          <table:table-cell office:value-type="percentage" office:value="0.98899082568807339" table:style-name="ce12">
            <text:p>98,9%</text:p>
          </table:table-cell>
          <table:table-cell office:value-type="float" office:value="921" table:style-name="ce8">
            <text:p>921</text:p>
          </table:table-cell>
          <table:table-cell office:value-type="date" office:date-value="2021-02-04T00:00:00" table:style-name="ce15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2392" table:style-name="ce8">
            <text:p>2.392</text:p>
          </table:table-cell>
          <table:table-cell office:value-type="percentage" office:value="1.0972477064220183" table:style-name="ce12">
            <text:p>109,7%</text:p>
          </table:table-cell>
          <table:table-cell office:value-type="float" office:value="1073" table:style-name="ce8">
            <text:p>1.073</text:p>
          </table:table-cell>
          <table:table-cell office:value-type="date" office:date-value="2021-02-04T00:00:00" table:style-name="ce16">
            <text:p>04/02/2021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2131155" table:style-name="ce10">
            <text:p>2.131.155</text:p>
          </table:table-cell>
          <table:table-cell office:value-type="float" office:value="87600" table:style-name="ce10">
            <text:p>87.600</text:p>
          </table:table-cell>
          <table:table-cell office:value-type="float" office:value="2218755" table:style-name="ce10">
            <text:p>2.218.755</text:p>
          </table:table-cell>
          <table:table-cell office:value-type="float" office:value="1988160" table:style-name="ce10">
            <text:p>1.988.160</text:p>
          </table:table-cell>
          <table:table-cell office:value-type="percentage" office:value="0.8960700933631699" table:style-name="ce13">
            <text:p>89,6%</text:p>
          </table:table-cell>
          <table:table-cell office:value-type="float" office:value="682909" table:style-name="ce10">
            <text:p>682.909</text:p>
          </table:table-cell>
          <table:table-cell table:number-columns-repeated="16377" table:style-name="ce4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2-05T18:13:05Z</dc:date>
  </office:meta>
</office:document-meta>
</file>